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4.00pt" fo:font-weight="bold" fo:font-family="LiberationSerif" style:font-family-asian="LiberationSerif" style:font-family-complex="LiberationSerif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4.00pt" fo:font-weight="bold" fo:font-family="LiberationSerif" style:font-family-asian="LiberationSerif" style:font-family-complex="LiberationSerif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4.00pt" fo:font-weight="bold" fo:font-family="LiberationSerif" style:font-family-asian="LiberationSerif" style:font-family-complex="LiberationSerif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9" style:family="text">
      <style:text-properties fo:font-size="9.00pt" fo:font-weight="normal" fo:font-family="'Liberation Serif'" style:font-family-asian="'Liberation Serif'" style:font-family-complex="'Liberation Serif'" fo:background-color="transparent" fo:color="#222222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14.15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Assingment 1</text:span></text:p>
      <text:p text:style-name="P2"><text:span text:style-name="T2">Database, User, Table &amp; Records Operations</text:span></text:p>
      <text:p text:style-name="P2"><text:span text:style-name="T3"/></text:p>
      <text:p text:style-name="P2"><text:span text:style-name="T3"/></text:p>
      <text:p text:style-name="P2"><text:span text:style-name="T3">1.</text:span><text:span text:style-name="T4">Create a user with only database create access rights.</text:span></text:p>
      <text:p text:style-name="P2"><text:span text:style-name="T5"/></text:p>
      <text:p text:style-name="P2"><text:span text:style-name="T6">create user prince;</text:span></text:p>
      <text:p text:style-name="P2"><text:span text:style-name="T6">CREATE ROLE</text:span></text:p>
      <text:p text:style-name="P2"><text:span text:style-name="T7"/></text:p>
      <text:p text:style-name="P2"><text:span text:style-name="T8">ALTER USER prince CREATEDB;</text:span></text:p>
      <text:p text:style-name="P2"><text:span text:style-name="T8">ALTER ROLE</text:span></text:p>
      <text:p text:style-name="P2"><text:span text:style-name="T9"/></text:p>
      <text:p text:style-name="P2"><text:span text:style-name="T10">2.</text:span><text:span text:style-name="T11">Create a user with superuser access rights.</text:span></text:p>
      <text:p text:style-name="P2"><text:span text:style-name="T12"/></text:p>
      <text:p text:style-name="P2"><text:span text:style-name="T13">create user exsuperuser superuser;</text:span></text:p>
      <text:p text:style-name="P2"><text:span text:style-name="T13">CREATE ROLE</text:span></text:p>
      <text:p text:style-name="P2"><text:span text:style-name="T14"/></text:p>
      <text:p text:style-name="P2"><text:span text:style-name="T15">3.</text:span><text:span text:style-name="T16">Create a user with database creation, superuser and role creation access rights.</text:span></text:p>
      <text:p text:style-name="P2"><text:span text:style-name="T17"/></text:p>
      <text:p text:style-name="P2"><text:span text:style-name="T18">CREATE USER que3 CREATEDB CREATEROLE SUPERUSER;</text:span></text:p>
      <text:p text:style-name="P2"><text:span text:style-name="T18">CREATE ROLE</text:span></text:p>
      <text:p text:style-name="P2"><text:span text:style-name="T19"/></text:p>
      <text:p text:style-name="P2"><text:span text:style-name="T20">\du</text:span></text:p>
      <text:p text:style-name="P2"><text:span text:style-name="T20"><text:s text:c="36"/>List of roles</text:span></text:p>
      <text:p text:style-name="P2"><text:span text:style-name="T20"><text:s text:c="2"/>Role name<text:s text:c="2"/>|<text:s text:c="25"/>Attributes<text:s text:c="25"/>| Member of </text:span></text:p>
      <text:p text:style-name="P2"><text:span text:style-name="T20">-------------+------------------------------------------------------------+-----------</text:span></text:p>
      <text:p text:style-name="P2"><text:span text:style-name="T20"><text:s/>exsuperuser | Superuser<text:s text:c="50"/>| {}</text:span></text:p>
      <text:p text:style-name="P2"><text:span text:style-name="T20"><text:s/>prince<text:s text:c="8"/>| Create DB<text:s text:c="50"/>| {}</text:span></text:p>
      <text:p text:style-name="P2"><text:span text:style-name="T20"><text:s/>odoo<text:s text:c="8"/>| Superuser, Create role, Create DB<text:s text:c="26"/>| {}</text:span></text:p>
      <text:p text:style-name="P2"><text:span text:style-name="T20"><text:s/>odoo16<text:s text:c="6"/>| Superuser, Create DB<text:s text:c="39"/>| {}</text:span></text:p>
      <text:p text:style-name="P2"><text:span text:style-name="T20"><text:s/>postgres<text:s text:c="4"/>| Superuser, Create role, Create DB, Replication, Bypass RLS | {}</text:span></text:p>
      <text:p text:style-name="P2"><text:span text:style-name="T20"><text:s/>que3<text:s text:c="8"/>| Superuser, Create role, Create DB<text:s text:c="26"/>| {}</text:span></text:p>
      <text:p text:style-name="P2"><text:span text:style-name="T21"/></text:p>
      <text:p text:style-name="P2"><text:span text:style-name="T22">4. Drop any one of the users which you have created.</text:span></text:p>
      <text:p text:style-name="P2"><text:span text:style-name="T23"/></text:p>
      <text:p text:style-name="P2"><text:span text:style-name="T24">DROP USER que3;</text:span></text:p>
      <text:p text:style-name="P2"><text:span text:style-name="T24">DROP ROLE</text:span></text:p>
      <text:p text:style-name="P2"><text:span text:style-name="T25"/></text:p>
      <text:p text:style-name="P2"><text:span text:style-name="T26">5. Alter any one user’s password with your desired password.</text:span></text:p>
      <text:p text:style-name="P2"><text:span text:style-name="T27"/></text:p>
      <text:p text:style-name="P2"><text:span text:style-name="T28">ALTER USER prince WITH PASSWORD 'new_password';</text:span></text:p>
      <text:p text:style-name="P2"><text:span text:style-name="T28">ALTER ROLE</text:span></text:p>
      <text:p text:style-name="P2"><text:span text:style-name="T29"/></text:p>
      <text:p text:style-name="P2"><text:span text:style-name="T30">6. Create a database.</text:span></text:p>
      <text:p text:style-name="P2"><text:span text:style-name="T31"/></text:p>
      <text:p text:style-name="P2"><text:span text:style-name="T32">CREATE DATABASE example;</text:span></text:p>
      <text:p text:style-name="P2"><text:span text:style-name="T32">CREATE DATABASE</text:span></text:p>
      <text:p text:style-name="P2"><text:span text:style-name="T33"/></text:p>
      <text:p text:style-name="P2"><text:span text:style-name="T34">7. Delete a database which is created.</text:span></text:p>
      <text:p text:style-name="P2"><text:span text:style-name="T35"/></text:p>
      <text:p text:style-name="P2"><text:span text:style-name="T36">DROP DATABASE example;</text:span></text:p>
      <text:p text:style-name="P2"><text:span text:style-name="T36">DROP DATABASE</text:span></text:p>
      <text:p text:style-name="P2"><text:span text:style-name="T37"/></text:p>
      <text:p text:style-name="P2"><text:span text:style-name="T38">8. Create a database and add a table employee with specified fields.</text:span></text:p>
      <text:p text:style-name="P2"><text:span text:style-name="T39">◦</text:span><text:span text:style-name="T40"><text:s/>Employee ID</text:span></text:p>
      <text:p text:style-name="P2"><text:span text:style-name="T41">◦</text:span><text:span text:style-name="T42"><text:s/>Name</text:span></text:p>
      <text:p text:style-name="P2"><text:span text:style-name="T43">◦</text:span><text:span text:style-name="T44"><text:s/>Email</text:span></text:p>
      <text:p text:style-name="P2"><text:span text:style-name="T45">◦</text:span><text:span text:style-name="T46"><text:s/>Phone no</text:span></text:p>
      <text:p text:style-name="P2"><text:span text:style-name="T47">◦</text:span><text:span text:style-name="T48"><text:s/>Designation</text:span></text:p>
      <text:p text:style-name="P2"><text:span text:style-name="T49">◦</text:span><text:span text:style-name="T50"><text:s/>Department</text:span></text:p>
      <text:p text:style-name="P2"><text:span text:style-name="T51">◦</text:span><text:span text:style-name="T52"><text:s/>Birth Date</text:span></text:p>
      <text:p text:style-name="P2"><text:span text:style-name="T53">◦</text:span><text:span text:style-name="T54"><text:s/>Join Date</text:span></text:p>
      <text:p text:style-name="P2"><text:span text:style-name="T55"/></text:p>
      <text:p text:style-name="P2"><text:span text:style-name="T56">CREATE DATABASE company;</text:span></text:p>
      <text:p text:style-name="P2"><text:span text:style-name="T56">CREATE DATABASE</text:span></text:p>
      <text:p text:style-name="P2"><text:span text:style-name="T56"/></text:p>
      <text:p text:style-name="P2"><text:span text:style-name="T56">\c company</text:span></text:p>
      <text:p text:style-name="P2"><text:span text:style-name="T56">You are now connected to database "company" as user "postgres".</text:span></text:p>
      <text:p text:style-name="P2"><text:span text:style-name="T57"/></text:p>
      <text:p text:style-name="P2"><text:span text:style-name="T58">CREATE TABLE employee (</text:span></text:p>
      <text:p text:style-name="P2"><text:span text:style-name="T58"><text:s text:c="4"/>employee_id SERIAL PRIMARY KEY,</text:span></text:p>
      <text:p text:style-name="P2"><text:span text:style-name="T58"><text:s text:c="4"/>name VARCHAR(255),</text:span></text:p>
      <text:p text:style-name="P2"><text:span text:style-name="T58"><text:s text:c="4"/>email VARCHAR(255),</text:span></text:p>
      <text:p text:style-name="P2"><text:span text:style-name="T58"><text:s text:c="4"/>phone_no VARCHAR(15),</text:span></text:p>
      <text:p text:style-name="P2"><text:span text:style-name="T58"><text:s text:c="4"/>designation VARCHAR(100),</text:span></text:p>
      <text:p text:style-name="P2"><text:span text:style-name="T58"><text:s text:c="4"/>department VARCHAR(100),</text:span></text:p>
      <text:p text:style-name="P2"><text:span text:style-name="T58"><text:s text:c="4"/>birth_date DATE,</text:span></text:p>
      <text:p text:style-name="P2"><text:span text:style-name="T58"><text:s text:c="4"/>join_date DATE</text:span></text:p>
      <text:p text:style-name="P2"><text:span text:style-name="T58">)</text:span></text:p>
      <text:p text:style-name="P2"><text:span text:style-name="T58">company-# ;</text:span></text:p>
      <text:p text:style-name="P2"><text:span text:style-name="T58">CREATE TABLE</text:span></text:p>
      <text:p text:style-name="P2"><text:span text:style-name="T59"/></text:p>
      <text:p text:style-name="P2"><text:span text:style-name="T60">9. Modify the table and add two fields as following.</text:span></text:p>
      <text:p text:style-name="P2"><text:span text:style-name="T61">◦</text:span><text:span text:style-name="T62"><text:s/>Level</text:span></text:p>
      <text:p text:style-name="P2"><text:span text:style-name="T63">◦</text:span><text:span text:style-name="T64"><text:s/>Qualification</text:span></text:p>
      <text:p text:style-name="P2"><text:span text:style-name="T65">◦</text:span><text:span text:style-name="T66"><text:s/>Join Date</text:span></text:p>
      <text:p text:style-name="P2"><text:span text:style-name="T67"/></text:p>
      <text:p text:style-name="P2"><text:span text:style-name="T68">company=# ALTER TABLE employee</text:span></text:p>
      <text:p text:style-name="P2"><text:span text:style-name="T68">ADD level VARCHAR(50),</text:span></text:p>
      <text:p text:style-name="P2"><text:span text:style-name="T68">ADD qualification VARCHAR(100);</text:span></text:p>
      <text:p text:style-name="P2"><text:span text:style-name="T68">ALTER TABLE</text:span></text:p>
      <text:p text:style-name="P2"><text:span text:style-name="T69"/></text:p>
      <text:p text:style-name="P2"><text:span text:style-name="T70">10. Modify a table and Delete a column from the table.</text:span></text:p>
      <text:p text:style-name="P2"><text:span text:style-name="T71"/></text:p>
      <text:p text:style-name="P2"><text:span text:style-name="T72">company=# ALTER TABLE employee</text:span></text:p>
      <text:p text:style-name="P2"><text:span text:style-name="T72">company-# DROP COLUMN level;</text:span></text:p>
      <text:p text:style-name="P2"><text:span text:style-name="T72">ALTER TABLE</text:span></text:p>
      <text:p text:style-name="P2"><text:span text:style-name="T73"/></text:p>
      <text:p text:style-name="P2"><text:span text:style-name="T74">11. Insert 10 records with unique employee ids in the employee table.</text:span></text:p>
      <text:p text:style-name="P2"><text:span text:style-name="T75"/></text:p>
      <text:p text:style-name="P2"><text:span text:style-name="T76">company=# INSERT INTO employee (name, email, designation, department, birth_date, join_date, qualification)</text:span></text:p>
      <text:p text:style-name="P2"><text:span text:style-name="T76">VALUES</text:span></text:p>
      <text:p text:style-name="P2"><text:span text:style-name="T76">('John Doe', 'john@example.com', 'Manager', 'Sales', '1990-05-15', '2015-02-20', 'MBA'),</text:span></text:p>
      <text:p text:style-name="P2"><text:span text:style-name="T76">('Jane Smith', 'jane@example.com', 'Engineer', 'Engineering', '1992-08-20', '2018-07-10', 'B.Tech'),</text:span></text:p>
      <text:p text:style-name="P2"><text:span text:style-name="T76">('Alice Johnson', 'alice@example.com', 'Analyst', 'Finance', '1985-12-10', '2009-09-05', 'CPA'),</text:span></text:p>
      <text:p text:style-name="P2"><text:span text:style-name="T76">('Bob Roberts', 'bob@example.com', 'Developer', 'IT', '1988-06-25', '2012-04-15', 'MSc'),</text:span></text:p>
      <text:p text:style-name="P2"><text:span text:style-name="T76">('Emily Davis', 'emily@example.com', 'Designer', 'Marketing', '1995-03-30', '2020-01-08', 'BFA'),</text:span></text:p>
      <text:p text:style-name="P2"><text:span text:style-name="T76">('Michael Brown', 'michael@example.com', 'Manager', 'Operations', '1983-10-05', '2007-11-12', 'MBA'),</text:span></text:p>
      <text:p text:style-name="P2"><text:span text:style-name="T76">('Jessica Wilson', 'jessica@example.com', 'Consultant', 'Consulting', '1991-07-18', '2016-08-22', 'Ph.D.'),</text:span></text:p>
      <text:p text:style-name="P2"><text:span text:style-name="T76">('David Lee', 'david@example.com', 'Architect', 'Architecture', '1979-04-12', '2005-03-18', 'B.Arch'),</text:span></text:p>
      <text:p text:style-name="P2"><text:span text:style-name="T76">('Sophia Taylor', 'sophia@example.com', 'HR Manager', 'Human Resources', '1980-09-28', '2010-10-30', 'MBA'),</text:span></text:p>
      <text:p text:style-name="P2"><text:span text:style-name="T76">('William Anderson', 'william@example.com', 'Researcher', 'R&amp;D', '1994-11-08', '2019-12-05', 'Ph.D.');</text:span></text:p>
      <text:p text:style-name="P2"><text:span text:style-name="T76">INSERT 0 10</text:span></text:p>
      <text:p text:style-name="P2"><text:span text:style-name="T77"/></text:p>
      <text:p text:style-name="P2"><text:span text:style-name="T78">12. Update all the records together. Update only one field.</text:span></text:p>
      <text:p text:style-name="P2"><text:span text:style-name="T79"/></text:p>
      <text:p text:style-name="P2"><text:span text:style-name="T80">company=# UPDATE employee</text:span></text:p>
      <text:p text:style-name="P2"><text:span text:style-name="T80">SET designation = 'employee';</text:span></text:p>
      <text:p text:style-name="P2"><text:span text:style-name="T80">UPDATE 10</text:span></text:p>
      <text:p text:style-name="P2"><text:span text:style-name="T81"/></text:p>
      <text:p text:style-name="P2"><text:span text:style-name="T82">13. Delete a single record from a table.</text:span></text:p>
      <text:p text:style-name="P2"><text:span text:style-name="T83"/></text:p>
      <text:p text:style-name="P2"><text:span text:style-name="T84">company=# DELETE FROM employee</text:span></text:p>
      <text:p text:style-name="P2"><text:span text:style-name="T84">WHERE employee_id = 10;</text:span></text:p>
      <text:p text:style-name="P2"><text:span text:style-name="T84">DELETE 1</text:span></text:p>
      <text:p text:style-name="P2"><text:span text:style-name="T85"/></text:p>
      <text:p text:style-name="P2"><text:span text:style-name="T86">14. Delete all the records from a table using Delete.</text:span></text:p>
      <text:p text:style-name="P2"><text:span text:style-name="T87"/></text:p>
      <text:p text:style-name="P2"><text:span text:style-name="T88">company=# DELETE FROM employee;</text:span></text:p>
      <text:p text:style-name="P2"><text:span text:style-name="T88">DELETE 9</text:span></text:p>
      <text:p text:style-name="P2"><text:span text:style-name="T89"/></text:p>
      <text:p text:style-name="P2"><text:span text:style-name="T90">15. Delete all the records from a table without using Delete.</text:span></text:p>
      <text:p text:style-name="P2"><text:span text:style-name="T91"/></text:p>
      <text:p text:style-name="P2"><text:span text:style-name="T92">company=# TRUNCATE TABLE employee;</text:span></text:p>
      <text:p text:style-name="P2"><text:span text:style-name="T92">TRUNCATE TABLE</text:span></text:p>
      <text:p text:style-name="P2"><text:span text:style-name="T93"/></text:p>
      <text:p text:style-name="P2"><text:span text:style-name="T94">16. Create a table using the Create script in pgAdmin.</text:span></text:p>
      <text:p text:style-name="P2"><text:span text:style-name="T95"/></text:p>
      <text:p text:style-name="P2"><text:span text:style-name="T96">CREATE TABLE employees (</text:span></text:p>
      <text:p text:style-name="P2"><text:span text:style-name="T96"><text:s text:c="4"/>employee_id SERIAL PRIMARY KEY,</text:span></text:p>
      <text:p text:style-name="P2"><text:span text:style-name="T96"><text:s text:c="4"/>name VARCHAR(255),</text:span></text:p>
      <text:p text:style-name="P2"><text:span text:style-name="T96"><text:s text:c="4"/>email VARCHAR(255),</text:span></text:p>
      <text:p text:style-name="P2"><text:span text:style-name="T96"><text:s text:c="4"/>phone_no VARCHAR(15),</text:span></text:p>
      <text:p text:style-name="P2"><text:span text:style-name="T96"><text:s text:c="4"/>designation VARCHAR(100),</text:span></text:p>
      <text:p text:style-name="P2"><text:span text:style-name="T96"><text:s text:c="4"/>department VARCHAR(100),</text:span></text:p>
      <text:p text:style-name="P2"><text:span text:style-name="T96"><text:s text:c="4"/>birth_date DATE,</text:span></text:p>
      <text:p text:style-name="P2"><text:span text:style-name="T96"><text:s text:c="4"/>join_date DATE</text:span></text:p>
      <text:p text:style-name="P2"><text:span text:style-name="T96">);</text:span></text:p>
      <text:p text:style-name="P2"><text:span text:style-name="T97"/></text:p>
      <text:p text:style-name="P2"><text:span text:style-name="T97"/></text:p>
      <text:p text:style-name="P2"><text:span text:style-name="T97"/></text:p>
      <text:p text:style-name="P2"><text:span text:style-name="T98">17. Insert 10 records using the Insert script in pgAdmin.</text:span></text:p>
      <text:p text:style-name="P2"><text:span text:style-name="T99"/></text:p>
      <text:p text:style-name="P2"><text:span text:style-name="T100">INSERT INTO employees (name, email, phone_no, designation, department, birth_date, join_date)</text:span></text:p>
      <text:p text:style-name="P2"><text:span text:style-name="T100">VALUES</text:span></text:p>
      <text:p text:style-name="P2"><text:span text:style-name="T100">('John Doe', 'john@example.com', '1234567890', 'Manager', 'Sales', '1990-05-15', '2015-02-20'),</text:span></text:p>
      <text:p text:style-name="P2"><text:span text:style-name="T100">('Jane Smith', 'jane@example.com', '9876543210', 'Engineer', 'Engineering', '1992-08-20', '2018-07-10'),</text:span></text:p>
      <text:p text:style-name="P2"><text:span text:style-name="T100">('Alice Johnson', 'alice@example.com', '4567890123', 'Analyst', 'Finance', '1985-12-10', '2009-09-05'),</text:span></text:p>
      <text:p text:style-name="P2"><text:span text:style-name="T100">('Bob Roberts', 'bob@example.com', '7890123456', 'Developer', 'IT', '1988-06-25', '2012-04-15'),</text:span></text:p>
      <text:p text:style-name="P2"><text:span text:style-name="T100">('Emily Davis', 'emily@example.com', '2345678901', 'Designer', 'Marketing', '1995-03-30', '2020-01-08'),</text:span></text:p>
      <text:p text:style-name="P2"><text:span text:style-name="T100">('Michael Brown', 'michael@example.com', '8901234567', 'Manager', 'Operations', '1983-10-05', '2007-11-12'),</text:span></text:p>
      <text:p text:style-name="P2"><text:span text:style-name="T100">('Jessica Wilson', 'jessica@example.com', '3456789012', 'Consultant', 'Consulting', '1991-07-18', '2016-08-22'),</text:span></text:p>
      <text:p text:style-name="P2"><text:span text:style-name="T100">('David Lee', 'david@example.com', '9012345678', 'Architect', 'Architecture', '1979-04-12', '2005-03-18'),</text:span></text:p>
      <text:p text:style-name="P2"><text:span text:style-name="T100">('Sophia Taylor', 'sophia@example.com', '5678901234', 'HR Manager', 'Human Resources', '1980-09-28', '2010-10-30'),</text:span></text:p>
      <text:p text:style-name="P2"><text:span text:style-name="T100">('William Anderson', 'william@example.com', '6789012345', 'Researcher', 'R&amp;D', '1994-11-08', '2019-12-05');</text:span></text:p>
      <text:p text:style-name="P2"><text:span text:style-name="T101"/></text:p>
      <text:p text:style-name="P2"><text:span text:style-name="T102">18. Update a record using the Update script in pgAdmin.</text:span></text:p>
      <text:p text:style-name="P2"><text:span text:style-name="T103"/></text:p>
      <text:p text:style-name="P2"><text:span text:style-name="T104">UPDATE employees</text:span></text:p>
      <text:p text:style-name="P2"><text:span text:style-name="T104">SET designation = 'Senior Manager'</text:span></text:p>
      <text:p text:style-name="P2"><text:span text:style-name="T104">WHERE employee_id = 1;</text:span></text:p>
      <text:p text:style-name="P2"><text:span text:style-name="T105"/></text:p>
      <text:p text:style-name="P2"><text:span text:style-name="T106">19. Delete a record using the Delete script in pgAdmin.</text:span></text:p>
      <text:p text:style-name="P2"><text:span text:style-name="T107"/></text:p>
      <text:p text:style-name="P2"><text:span text:style-name="T108">DELETE FROM employees</text:span></text:p>
      <text:p text:style-name="P3"><text:span text:style-name="T108">WHERE employee_id = 2;</text:span><text:span text:style-name="T109"/></text:p>
      <text:p text:style-name="P4"><text:span text:style-name="T110"/></text:p>
      <text:p text:style-name="P4"><text:span text:style-name="T110"/></text:p>
      <text:p text:style-name="P4"><text:span text:style-name="T1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